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83400000834F3A98C44.png"/>
  <manifest:file-entry manifest:media-type="image/png" manifest:full-path="Pictures/10000000000008340000083477B4D593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4.953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274cm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2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133cm" svg:height="30.48cm" svg:x="-0.148cm" svg:y="1.242cm">
          <draw:image xlink:href="Pictures/10000000000008340000083477B4D593.png" xlink:type="simple" xlink:show="embed" xlink:actuate="onLoad">
            <text:p/>
          </draw:image>
        </draw:frame>
        <draw:frame draw:style-name="gr2" draw:text-style-name="P1" draw:layer="layout" svg:width="30.48cm" svg:height="30.48cm" svg:x="21.417cm" svg:y="1.249cm">
          <draw:image xlink:href="Pictures/100000000000083400000834F3A98C44.png" xlink:type="simple" xlink:show="embed" xlink:actuate="onLoad">
            <text:p/>
          </draw:image>
        </draw:frame>
        <draw:frame draw:style-name="gr3" draw:text-style-name="P2" draw:layer="layout" svg:width="9.906cm" svg:height="1.524cm" svg:x="0.553cm" svg:y="-0.086cm">
          <draw:text-box>
            <text:p text:style-name="P2">A. Fast cfg</text:p>
          </draw:text-box>
        </draw:frame>
        <draw:frame draw:style-name="gr3" draw:text-style-name="P2" draw:layer="layout" svg:width="9.906cm" svg:height="1.524cm" svg:x="21.853cm" svg:y="-0.086cm">
          <draw:text-box>
            <text:p text:style-name="P2">B. Hac cf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6cm" fo:margin-bottom="0.055cm" fo:margin-left="0cm" fo:margin-right="0cm" fo:page-width="50.8cm" fo:page-height="33.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vel Jedlicka</meta:initial-creator>
    <meta:creation-date>2021-06-08T11:23:41</meta:creation-date>
    <dc:date>2021-06-08T11:55:16</dc:date>
    <dc:creator>Pavel Jedlicka</dc:creator>
    <meta:editing-duration>PT30M35S</meta:editing-duration>
    <meta:editing-cycles>3</meta:editing-cycles>
    <meta:generator>OpenOffice/4.1.10$Unix OpenOffice.org_project/4110m2$Build-9807</meta:generator>
    <meta:document-statistic meta:object-count="4"/>
  </office:meta>
</office:document-meta>
</file>